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ionManager.getLast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Manager.getAdm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Manager.getReal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Manager.connect( ConnectionInfo connectionIn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ConnectionManager.connect( TriplesecStartupConfiguration config , Properties en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ConnectionManager.isConn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Manager.disconn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